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0.882cm" svg:height="12.908cm" svg:x="7.581cm" svg:y="15.406cm">
            <draw:object draw:notify-on-update-of-ranges="Tabelle1.B29:Tabelle1.N29 Tabelle1.A36:Tabelle1.A36 Tabelle1.B1:Tabelle1.N1 Tabelle1.A38:Tabelle1.A38 Tabelle1.B5:Tabelle1.N5 Tabelle1.A37:Tabelle1.A37 Tabelle1.B3:Tabelle1.N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526cm" svg:height="12.776cm" svg:x="28.874cm" svg:y="15.299cm">
            <draw:object draw:notify-on-update-of-ranges="Tabelle1.B29:Tabelle1.N29 Tabelle1.A36:Tabelle1.A36 Tabelle1.B7:Tabelle1.N7 Tabelle1.B8:Tabelle1.N8 Tabelle1.B8:Tabelle1.N8 Tabelle1.A38:Tabelle1.A38 Tabelle1.B11:Tabelle1.N11 Tabelle1.B12:Tabelle1.N12 Tabelle1.B12:Tabelle1.N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60533333333333" calcext:value-type="float">
            <text:p>0,9605333333</text:p>
          </table:table-cell>
          <table:table-cell office:value-type="float" office:value="0.960633333333333" calcext:value-type="float">
            <text:p>0,9606333333</text:p>
          </table:table-cell>
          <table:table-cell office:value-type="float" office:value="0.960733333333333" calcext:value-type="float">
            <text:p>0,9607333333</text:p>
          </table:table-cell>
          <table:table-cell office:value-type="float" office:value="0.9608" calcext:value-type="float">
            <text:p>0,9608</text:p>
          </table:table-cell>
          <table:table-cell office:value-type="float" office:value="0.960866666666666" calcext:value-type="float">
            <text:p>0,9608666667</text:p>
          </table:table-cell>
          <table:table-cell office:value-type="float" office:value="0.961033333333333" calcext:value-type="float">
            <text:p>0,9610333333</text:p>
          </table:table-cell>
          <table:table-cell office:value-type="float" office:value="0.961166666666667" calcext:value-type="float">
            <text:p>0,9611666667</text:p>
          </table:table-cell>
          <table:table-cell office:value-type="float" office:value="0.961266666666667" calcext:value-type="float">
            <text:p>0,9612666667</text:p>
          </table:table-cell>
          <table:table-cell office:value-type="float" office:value="0.961366666666667" calcext:value-type="float">
            <text:p>0,9613666667</text:p>
          </table:table-cell>
          <table:table-cell office:value-type="float" office:value="0.961466666666667" calcext:value-type="float">
            <text:p>0,9614666667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61633333333333" calcext:value-type="float">
            <text:p>0,9616333333</text:p>
          </table:table-cell>
          <table:table-cell office:value-type="float" office:value="0.961666666666667" calcext:value-type="float">
            <text:p>0,9616666667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097869562063244" calcext:value-type="float">
            <text:p>0,0097869562</text:p>
          </table:table-cell>
          <table:table-cell office:value-type="float" office:value="0.00971761795737166" calcext:value-type="float">
            <text:p>0,009717618</text:p>
          </table:table-cell>
          <table:table-cell office:value-type="float" office:value="0.00961176794625993" calcext:value-type="float">
            <text:p>0,0096117679</text:p>
          </table:table-cell>
          <table:table-cell office:value-type="float" office:value="0.00958300028699578" calcext:value-type="float">
            <text:p>0,0095830003</text:p>
          </table:table-cell>
          <table:table-cell office:value-type="float" office:value="0.00949475606938165" calcext:value-type="float">
            <text:p>0,0094947561</text:p>
          </table:table-cell>
          <table:table-cell office:value-type="float" office:value="0.00946011771388146" calcext:value-type="float">
            <text:p>0,0094601177</text:p>
          </table:table-cell>
          <table:table-cell office:value-type="float" office:value="0.00943255341745087" calcext:value-type="float">
            <text:p>0,0094325534</text:p>
          </table:table-cell>
          <table:table-cell office:value-type="float" office:value="0.00938968079859156" calcext:value-type="float">
            <text:p>0,0093896808</text:p>
          </table:table-cell>
          <table:table-cell office:value-type="float" office:value="0.00947671255278332" calcext:value-type="float">
            <text:p>0,0094767126</text:p>
          </table:table-cell>
          <table:table-cell office:value-type="float" office:value="0.0094793768707962" calcext:value-type="float">
            <text:p>0,0094793769</text:p>
          </table:table-cell>
          <table:table-cell office:value-type="float" office:value="0.00946818169695031" calcext:value-type="float">
            <text:p>0,0094681817</text:p>
          </table:table-cell>
          <table:table-cell office:value-type="float" office:value="0.00936232869820317" calcext:value-type="float">
            <text:p>0,0093623287</text:p>
          </table:table-cell>
          <table:table-cell office:value-type="float" office:value="0.00932635621849464" calcext:value-type="float">
            <text:p>0,0093263562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60533333333333" calcext:value-type="float">
            <text:p>0,9605333333</text:p>
          </table:table-cell>
          <table:table-cell office:value-type="float" office:value="0.960633333333333" calcext:value-type="float">
            <text:p>0,9606333333</text:p>
          </table:table-cell>
          <table:table-cell office:value-type="float" office:value="0.960733333333333" calcext:value-type="float">
            <text:p>0,9607333333</text:p>
          </table:table-cell>
          <table:table-cell office:value-type="float" office:value="0.9608" calcext:value-type="float">
            <text:p>0,9608</text:p>
          </table:table-cell>
          <table:table-cell office:value-type="float" office:value="0.960866666666666" calcext:value-type="float">
            <text:p>0,9608666667</text:p>
          </table:table-cell>
          <table:table-cell office:value-type="float" office:value="0.961033333333333" calcext:value-type="float">
            <text:p>0,9610333333</text:p>
          </table:table-cell>
          <table:table-cell office:value-type="float" office:value="0.961166666666667" calcext:value-type="float">
            <text:p>0,9611666667</text:p>
          </table:table-cell>
          <table:table-cell office:value-type="float" office:value="0.961266666666667" calcext:value-type="float">
            <text:p>0,9612666667</text:p>
          </table:table-cell>
          <table:table-cell office:value-type="float" office:value="0.961366666666667" calcext:value-type="float">
            <text:p>0,9613666667</text:p>
          </table:table-cell>
          <table:table-cell office:value-type="float" office:value="0.961466666666666" calcext:value-type="float">
            <text:p>0,9614666667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61633333333333" calcext:value-type="float">
            <text:p>0,9616333333</text:p>
          </table:table-cell>
          <table:table-cell office:value-type="float" office:value="0.961666666666667" calcext:value-type="float">
            <text:p>0,9616666667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0978695620632441" calcext:value-type="float">
            <text:p>0,0097869562</text:p>
          </table:table-cell>
          <table:table-cell office:value-type="float" office:value="0.00971761795737166" calcext:value-type="float">
            <text:p>0,009717618</text:p>
          </table:table-cell>
          <table:table-cell office:value-type="float" office:value="0.00961176794625994" calcext:value-type="float">
            <text:p>0,0096117679</text:p>
          </table:table-cell>
          <table:table-cell office:value-type="float" office:value="0.00958300028699578" calcext:value-type="float">
            <text:p>0,0095830003</text:p>
          </table:table-cell>
          <table:table-cell office:value-type="float" office:value="0.00949475606938165" calcext:value-type="float">
            <text:p>0,0094947561</text:p>
          </table:table-cell>
          <table:table-cell office:value-type="float" office:value="0.00946011771388147" calcext:value-type="float">
            <text:p>0,0094601177</text:p>
          </table:table-cell>
          <table:table-cell office:value-type="float" office:value="0.00943255341745087" calcext:value-type="float">
            <text:p>0,0094325534</text:p>
          </table:table-cell>
          <table:table-cell office:value-type="float" office:value="0.00938968079859156" calcext:value-type="float">
            <text:p>0,0093896808</text:p>
          </table:table-cell>
          <table:table-cell office:value-type="float" office:value="0.00947671255278332" calcext:value-type="float">
            <text:p>0,0094767126</text:p>
          </table:table-cell>
          <table:table-cell office:value-type="float" office:value="0.00947937687079621" calcext:value-type="float">
            <text:p>0,0094793769</text:p>
          </table:table-cell>
          <table:table-cell office:value-type="float" office:value="0.00946818169695031" calcext:value-type="float">
            <text:p>0,0094681817</text:p>
          </table:table-cell>
          <table:table-cell office:value-type="float" office:value="0.00936232869820317" calcext:value-type="float">
            <text:p>0,0093623287</text:p>
          </table:table-cell>
          <table:table-cell office:value-type="float" office:value="0.00932635621849465" calcext:value-type="float">
            <text:p>0,0093263562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5735" calcext:value-type="float">
            <text:p>0,95735</text:p>
          </table:table-cell>
          <table:table-cell office:value-type="float" office:value="0.9575" calcext:value-type="float">
            <text:p>0,9575</text:p>
          </table:table-cell>
          <table:table-cell table:number-columns-repeated="2" office:value-type="float" office:value="0.95755" calcext:value-type="float">
            <text:p>0,95755</text:p>
          </table:table-cell>
          <table:table-cell office:value-type="float" office:value="0.95765" calcext:value-type="float">
            <text:p>0,95765</text:p>
          </table:table-cell>
          <table:table-cell office:value-type="float" office:value="0.9578" calcext:value-type="float">
            <text:p>0,9578</text:p>
          </table:table-cell>
          <table:table-cell office:value-type="float" office:value="0.95795" calcext:value-type="float">
            <text:p>0,95795</text:p>
          </table:table-cell>
          <table:table-cell office:value-type="float" office:value="0.95805" calcext:value-type="float">
            <text:p>0,95805</text:p>
          </table:table-cell>
          <table:table-cell office:value-type="float" office:value="0.9582" calcext:value-type="float">
            <text:p>0,9582</text:p>
          </table:table-cell>
          <table:table-cell table:number-columns-repeated="2" office:value-type="float" office:value="0.95825" calcext:value-type="float">
            <text:p>0,95825</text:p>
          </table:table-cell>
          <table:table-cell office:value-type="float" office:value="0.9584" calcext:value-type="float">
            <text:p>0,9584</text:p>
          </table:table-cell>
          <table:table-cell office:value-type="float" office:value="0.95845" calcext:value-type="float">
            <text:p>0,95845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23389626792531" calcext:value-type="float">
            <text:p>0,0123389627</text:p>
          </table:table-cell>
          <table:table-cell office:value-type="float" office:value="0.0121750697424008" calcext:value-type="float">
            <text:p>0,0121750697</text:p>
          </table:table-cell>
          <table:table-cell table:number-columns-repeated="2" office:value-type="float" office:value="0.0121334124206547" calcext:value-type="float">
            <text:p>0,0121334124</text:p>
          </table:table-cell>
          <table:table-cell office:value-type="float" office:value="0.0119437866861411" calcext:value-type="float">
            <text:p>0,0119437867</text:p>
          </table:table-cell>
          <table:table-cell office:value-type="float" office:value="0.0120880607262378" calcext:value-type="float">
            <text:p>0,0120880607</text:p>
          </table:table-cell>
          <table:table-cell office:value-type="float" office:value="0.0120205001660673" calcext:value-type="float">
            <text:p>0,0120205002</text:p>
          </table:table-cell>
          <table:table-cell office:value-type="float" office:value="0.0119319408363104" calcext:value-type="float">
            <text:p>0,0119319408</text:p>
          </table:table-cell>
          <table:table-cell office:value-type="float" office:value="0.012050399213807" calcext:value-type="float">
            <text:p>0,0120503992</text:p>
          </table:table-cell>
          <table:table-cell table:number-columns-repeated="2" office:value-type="float" office:value="0.012005364962332" calcext:value-type="float">
            <text:p>0,012005365</text:p>
          </table:table-cell>
          <table:table-cell office:value-type="float" office:value="0.0118679604333889" calcext:value-type="float">
            <text:p>0,0118679604</text:p>
          </table:table-cell>
          <table:table-cell office:value-type="float" office:value="0.0117999957199102" calcext:value-type="float">
            <text:p>0,011799995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366268685532799" calcext:value-type="float">
            <text:p>0,3662686855</text:p>
          </table:table-cell>
          <table:table-cell office:value-type="float" office:value="0.370879112447093" calcext:value-type="float">
            <text:p>0,3708791124</text:p>
          </table:table-cell>
          <table:table-cell office:value-type="float" office:value="0.375039235216864" calcext:value-type="float">
            <text:p>0,3750392352</text:p>
          </table:table-cell>
          <table:table-cell office:value-type="float" office:value="0.377675682531999" calcext:value-type="float">
            <text:p>0,3776756825</text:p>
          </table:table-cell>
          <table:table-cell office:value-type="float" office:value="0.381011671712906" calcext:value-type="float">
            <text:p>0,3810116717</text:p>
          </table:table-cell>
          <table:table-cell office:value-type="float" office:value="0.383096298216054" calcext:value-type="float">
            <text:p>0,3830962982</text:p>
          </table:table-cell>
          <table:table-cell office:value-type="float" office:value="0.385711846546467" calcext:value-type="float">
            <text:p>0,3857118465</text:p>
          </table:table-cell>
          <table:table-cell office:value-type="float" office:value="0.387920630645622" calcext:value-type="float">
            <text:p>0,3879206306</text:p>
          </table:table-cell>
          <table:table-cell office:value-type="float" office:value="0.389932365591638" calcext:value-type="float">
            <text:p>0,3899323656</text:p>
          </table:table-cell>
          <table:table-cell office:value-type="float" office:value="0.391696174727519" calcext:value-type="float">
            <text:p>0,3916961747</text:p>
          </table:table-cell>
          <table:table-cell office:value-type="float" office:value="0.393450944454831" calcext:value-type="float">
            <text:p>0,3934509445</text:p>
          </table:table-cell>
          <table:table-cell office:value-type="float" office:value="0.394959123278869" calcext:value-type="float">
            <text:p>0,3949591233</text:p>
          </table:table-cell>
          <table:table-cell office:value-type="float" office:value="0.396094376965371" calcext:value-type="float">
            <text:p>0,396094377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125877065818182" calcext:value-type="float">
            <text:p>0,0125877066</text:p>
          </table:table-cell>
          <table:table-cell office:value-type="float" office:value="0.0118776712998069" calcext:value-type="float">
            <text:p>0,0118776713</text:p>
          </table:table-cell>
          <table:table-cell office:value-type="float" office:value="0.0126927861564142" calcext:value-type="float">
            <text:p>0,0126927862</text:p>
          </table:table-cell>
          <table:table-cell office:value-type="float" office:value="0.0129766905921997" calcext:value-type="float">
            <text:p>0,0129766906</text:p>
          </table:table-cell>
          <table:table-cell office:value-type="float" office:value="0.0142303907423089" calcext:value-type="float">
            <text:p>0,0142303907</text:p>
          </table:table-cell>
          <table:table-cell office:value-type="float" office:value="0.0140361864627299" calcext:value-type="float">
            <text:p>0,0140361865</text:p>
          </table:table-cell>
          <table:table-cell office:value-type="float" office:value="0.0139541079776981" calcext:value-type="float">
            <text:p>0,013954108</text:p>
          </table:table-cell>
          <table:table-cell office:value-type="float" office:value="0.0136797911698829" calcext:value-type="float">
            <text:p>0,0136797912</text:p>
          </table:table-cell>
          <table:table-cell office:value-type="float" office:value="0.0136253966099794" calcext:value-type="float">
            <text:p>0,0136253966</text:p>
          </table:table-cell>
          <table:table-cell office:value-type="float" office:value="0.0129934680456034" calcext:value-type="float">
            <text:p>0,012993468</text:p>
          </table:table-cell>
          <table:table-cell office:value-type="float" office:value="0.0128141317845663" calcext:value-type="float">
            <text:p>0,0128141318</text:p>
          </table:table-cell>
          <table:table-cell office:value-type="float" office:value="0.0123347164596048" calcext:value-type="float">
            <text:p>0,0123347165</text:p>
          </table:table-cell>
          <table:table-cell office:value-type="float" office:value="0.0129937650211823" calcext:value-type="float">
            <text:p>0,012993765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364277331213047" calcext:value-type="float">
            <text:p>0,3642773312</text:p>
          </table:table-cell>
          <table:table-cell office:value-type="float" office:value="0.368965573890068" calcext:value-type="float">
            <text:p>0,3689655739</text:p>
          </table:table-cell>
          <table:table-cell office:value-type="float" office:value="0.373135460212565" calcext:value-type="float">
            <text:p>0,3731354602</text:p>
          </table:table-cell>
          <table:table-cell office:value-type="float" office:value="0.375747272047684" calcext:value-type="float">
            <text:p>0,375747272</text:p>
          </table:table-cell>
          <table:table-cell office:value-type="float" office:value="0.379133307952248" calcext:value-type="float">
            <text:p>0,379133308</text:p>
          </table:table-cell>
          <table:table-cell office:value-type="float" office:value="0.381222169970264" calcext:value-type="float">
            <text:p>0,38122217</text:p>
          </table:table-cell>
          <table:table-cell office:value-type="float" office:value="0.383854308303882" calcext:value-type="float">
            <text:p>0,3838543083</text:p>
          </table:table-cell>
          <table:table-cell office:value-type="float" office:value="0.386070258713199" calcext:value-type="float">
            <text:p>0,3860702587</text:p>
          </table:table-cell>
          <table:table-cell office:value-type="float" office:value="0.388124801519792" calcext:value-type="float">
            <text:p>0,3881248015</text:p>
          </table:table-cell>
          <table:table-cell office:value-type="float" office:value="0.389873238527206" calcext:value-type="float">
            <text:p>0,3898732385</text:p>
          </table:table-cell>
          <table:table-cell office:value-type="float" office:value="0.39161826217995" calcext:value-type="float">
            <text:p>0,3916182622</text:p>
          </table:table-cell>
          <table:table-cell office:value-type="float" office:value="0.393142668250327" calcext:value-type="float">
            <text:p>0,3931426683</text:p>
          </table:table-cell>
          <table:table-cell office:value-type="float" office:value="0.394295400316007" calcext:value-type="float">
            <text:p>0,3942954003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121707932149617" calcext:value-type="float">
            <text:p>0,0121707932</text:p>
          </table:table-cell>
          <table:table-cell office:value-type="float" office:value="0.0113104945638403" calcext:value-type="float">
            <text:p>0,0113104946</text:p>
          </table:table-cell>
          <table:table-cell office:value-type="float" office:value="0.0118130271767696" calcext:value-type="float">
            <text:p>0,0118130272</text:p>
          </table:table-cell>
          <table:table-cell office:value-type="float" office:value="0.0119781420846801" calcext:value-type="float">
            <text:p>0,0119781421</text:p>
          </table:table-cell>
          <table:table-cell office:value-type="float" office:value="0.0132731981061577" calcext:value-type="float">
            <text:p>0,0132731981</text:p>
          </table:table-cell>
          <table:table-cell office:value-type="float" office:value="0.0129464632134006" calcext:value-type="float">
            <text:p>0,0129464632</text:p>
          </table:table-cell>
          <table:table-cell office:value-type="float" office:value="0.0126160680537112" calcext:value-type="float">
            <text:p>0,0126160681</text:p>
          </table:table-cell>
          <table:table-cell office:value-type="float" office:value="0.0125532964175386" calcext:value-type="float">
            <text:p>0,0125532964</text:p>
          </table:table-cell>
          <table:table-cell office:value-type="float" office:value="0.0126008062795251" calcext:value-type="float">
            <text:p>0,0126008063</text:p>
          </table:table-cell>
          <table:table-cell office:value-type="float" office:value="0.0120803575376164" calcext:value-type="float">
            <text:p>0,0120803575</text:p>
          </table:table-cell>
          <table:table-cell office:value-type="float" office:value="0.0119253567679643" calcext:value-type="float">
            <text:p>0,0119253568</text:p>
          </table:table-cell>
          <table:table-cell office:value-type="float" office:value="0.0114501986252531" calcext:value-type="float">
            <text:p>0,0114501986</text:p>
          </table:table-cell>
          <table:table-cell office:value-type="float" office:value="0.012093430733073" calcext:value-type="float">
            <text:p>0,0120934307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0511174229966828" calcext:value-type="float">
            <text:p>0,051117423</text:p>
          </table:table-cell>
          <table:table-cell office:value-type="float" office:value="0.0597025292075087" calcext:value-type="float">
            <text:p>0,0597025292</text:p>
          </table:table-cell>
          <table:table-cell office:value-type="float" office:value="0.0668418803779608" calcext:value-type="float">
            <text:p>0,0668418804</text:p>
          </table:table-cell>
          <table:table-cell office:value-type="float" office:value="0.071225373006882" calcext:value-type="float">
            <text:p>0,071225373</text:p>
          </table:table-cell>
          <table:table-cell office:value-type="float" office:value="0.0770242581683527" calcext:value-type="float">
            <text:p>0,0770242582</text:p>
          </table:table-cell>
          <table:table-cell office:value-type="float" office:value="0.0818090382503699" calcext:value-type="float">
            <text:p>0,0818090383</text:p>
          </table:table-cell>
          <table:table-cell office:value-type="float" office:value="0.086430779945862" calcext:value-type="float">
            <text:p>0,0864307799</text:p>
          </table:table-cell>
          <table:table-cell office:value-type="float" office:value="0.0904668692208394" calcext:value-type="float">
            <text:p>0,0904668692</text:p>
          </table:table-cell>
          <table:table-cell office:value-type="float" office:value="0.0940128435158397" calcext:value-type="float">
            <text:p>0,0940128435</text:p>
          </table:table-cell>
          <table:table-cell office:value-type="float" office:value="0.0970437064702738" calcext:value-type="float">
            <text:p>0,0970437065</text:p>
          </table:table-cell>
          <table:table-cell office:value-type="float" office:value="0.0998654353818345" calcext:value-type="float">
            <text:p>0,0998654354</text:p>
          </table:table-cell>
          <table:table-cell office:value-type="float" office:value="0.102459207267465" calcext:value-type="float">
            <text:p>0,1024592073</text:p>
          </table:table-cell>
          <table:table-cell office:value-type="float" office:value="0.104289941959625" calcext:value-type="float">
            <text:p>0,104289942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179418609415062" calcext:value-type="float">
            <text:p>0,0179418609</text:p>
          </table:table-cell>
          <table:table-cell office:value-type="float" office:value="0.017131266623798" calcext:value-type="float">
            <text:p>0,0171312666</text:p>
          </table:table-cell>
          <table:table-cell office:value-type="float" office:value="0.0176314970447664" calcext:value-type="float">
            <text:p>0,017631497</text:p>
          </table:table-cell>
          <table:table-cell office:value-type="float" office:value="0.0182097121606267" calcext:value-type="float">
            <text:p>0,0182097122</text:p>
          </table:table-cell>
          <table:table-cell office:value-type="float" office:value="0.0194777345389633" calcext:value-type="float">
            <text:p>0,0194777345</text:p>
          </table:table-cell>
          <table:table-cell office:value-type="float" office:value="0.0185685100590071" calcext:value-type="float">
            <text:p>0,0185685101</text:p>
          </table:table-cell>
          <table:table-cell office:value-type="float" office:value="0.0184741516102781" calcext:value-type="float">
            <text:p>0,0184741516</text:p>
          </table:table-cell>
          <table:table-cell office:value-type="float" office:value="0.0179749247617008" calcext:value-type="float">
            <text:p>0,0179749248</text:p>
          </table:table-cell>
          <table:table-cell office:value-type="float" office:value="0.0178131149975398" calcext:value-type="float">
            <text:p>0,017813115</text:p>
          </table:table-cell>
          <table:table-cell office:value-type="float" office:value="0.0171160998517804" calcext:value-type="float">
            <text:p>0,0171160999</text:p>
          </table:table-cell>
          <table:table-cell office:value-type="float" office:value="0.0164724786803745" calcext:value-type="float">
            <text:p>0,0164724787</text:p>
          </table:table-cell>
          <table:table-cell office:value-type="float" office:value="0.0163935350893596" calcext:value-type="float">
            <text:p>0,0163935351</text:p>
          </table:table-cell>
          <table:table-cell office:value-type="float" office:value="0.017384487342051" calcext:value-type="float">
            <text:p>0,0173844873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525" calcext:value-type="float">
            <text:p>0,9525</text:p>
          </table:table-cell>
          <table:table-cell office:value-type="float" office:value="0.9528" calcext:value-type="float">
            <text:p>0,9528</text:p>
          </table:table-cell>
          <table:table-cell table:number-columns-repeated="2" office:value-type="float" office:value="0.952899999999999" calcext:value-type="float">
            <text:p>0,9529</text:p>
          </table:table-cell>
          <table:table-cell office:value-type="float" office:value="0.9531" calcext:value-type="float">
            <text:p>0,9531</text:p>
          </table:table-cell>
          <table:table-cell office:value-type="float" office:value="0.9534" calcext:value-type="float">
            <text:p>0,9534</text:p>
          </table:table-cell>
          <table:table-cell office:value-type="float" office:value="0.9537" calcext:value-type="float">
            <text:p>0,9537</text:p>
          </table:table-cell>
          <table:table-cell office:value-type="float" office:value="0.953899999999999" calcext:value-type="float">
            <text:p>0,9539</text:p>
          </table:table-cell>
          <table:table-cell office:value-type="float" office:value="0.9542" calcext:value-type="float">
            <text:p>0,9542</text:p>
          </table:table-cell>
          <table:table-cell table:number-columns-repeated="2" office:value-type="float" office:value="0.9543" calcext:value-type="float">
            <text:p>0,9543</text:p>
          </table:table-cell>
          <table:table-cell office:value-type="float" office:value="0.9546" calcext:value-type="float">
            <text:p>0,9546</text:p>
          </table:table-cell>
          <table:table-cell office:value-type="float" office:value="0.9547" calcext:value-type="float">
            <text:p>0,9547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173714615610684" calcext:value-type="float">
            <text:p>0,0173714616</text:p>
          </table:table-cell>
          <table:table-cell office:value-type="float" office:value="0.0171198980455758" calcext:value-type="float">
            <text:p>0,017119898</text:p>
          </table:table-cell>
          <table:table-cell table:number-columns-repeated="2" office:value-type="float" office:value="0.017132578688722" calcext:value-type="float">
            <text:p>0,0171325787</text:p>
          </table:table-cell>
          <table:table-cell office:value-type="float" office:value="0.0167991702536798" calcext:value-type="float">
            <text:p>0,0167991703</text:p>
          </table:table-cell>
          <table:table-cell office:value-type="float" office:value="0.0168906166048765" calcext:value-type="float">
            <text:p>0,0168906166</text:p>
          </table:table-cell>
          <table:table-cell office:value-type="float" office:value="0.0166760579601688" calcext:value-type="float">
            <text:p>0,016676058</text:p>
          </table:table-cell>
          <table:table-cell office:value-type="float" office:value="0.0165691084109964" calcext:value-type="float">
            <text:p>0,0165691084</text:p>
          </table:table-cell>
          <table:table-cell office:value-type="float" office:value="0.0167078279603159" calcext:value-type="float">
            <text:p>0,016707828</text:p>
          </table:table-cell>
          <table:table-cell table:number-columns-repeated="2" office:value-type="float" office:value="0.0167726930551785" calcext:value-type="float">
            <text:p>0,0167726931</text:p>
          </table:table-cell>
          <table:table-cell office:value-type="float" office:value="0.0167223312859291" calcext:value-type="float">
            <text:p>0,0167223313</text:p>
          </table:table-cell>
          <table:table-cell office:value-type="float" office:value="0.0166639391707624" calcext:value-type="float">
            <text:p>0,0166639392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0723223652504228" calcext:value-type="float">
            <text:p>0,0723223653</text:p>
          </table:table-cell>
          <table:table-cell office:value-type="float" office:value="0.088130744938412" calcext:value-type="float">
            <text:p>0,0881307449</text:p>
          </table:table-cell>
          <table:table-cell office:value-type="float" office:value="0.101375494913125" calcext:value-type="float">
            <text:p>0,1013754949</text:p>
          </table:table-cell>
          <table:table-cell office:value-type="float" office:value="0.109524794595763" calcext:value-type="float">
            <text:p>0,1095247946</text:p>
          </table:table-cell>
          <table:table-cell office:value-type="float" office:value="0.120813155653921" calcext:value-type="float">
            <text:p>0,1208131557</text:p>
          </table:table-cell>
          <table:table-cell office:value-type="float" office:value="0.128812810105803" calcext:value-type="float">
            <text:p>0,1288128101</text:p>
          </table:table-cell>
          <table:table-cell office:value-type="float" office:value="0.136713105735906" calcext:value-type="float">
            <text:p>0,1367131057</text:p>
          </table:table-cell>
          <table:table-cell office:value-type="float" office:value="0.142837012510838" calcext:value-type="float">
            <text:p>0,1428370125</text:p>
          </table:table-cell>
          <table:table-cell office:value-type="float" office:value="0.148162915198769" calcext:value-type="float">
            <text:p>0,1481629152</text:p>
          </table:table-cell>
          <table:table-cell office:value-type="float" office:value="0.152050689984141" calcext:value-type="float">
            <text:p>0,15205069</text:p>
          </table:table-cell>
          <table:table-cell office:value-type="float" office:value="0.155929168194466" calcext:value-type="float">
            <text:p>0,1559291682</text:p>
          </table:table-cell>
          <table:table-cell office:value-type="float" office:value="0.159759692778821" calcext:value-type="float">
            <text:p>0,1597596928</text:p>
          </table:table-cell>
          <table:table-cell office:value-type="float" office:value="0.164674498148678" calcext:value-type="float">
            <text:p>0,1646744981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355321852078191" calcext:value-type="float">
            <text:p>0,0355321852</text:p>
          </table:table-cell>
          <table:table-cell office:value-type="float" office:value="0.0355677526065057" calcext:value-type="float">
            <text:p>0,0355677526</text:p>
          </table:table-cell>
          <table:table-cell office:value-type="float" office:value="0.0327224335134767" calcext:value-type="float">
            <text:p>0,0327224335</text:p>
          </table:table-cell>
          <table:table-cell office:value-type="float" office:value="0.0334300129256072" calcext:value-type="float">
            <text:p>0,0334300129</text:p>
          </table:table-cell>
          <table:table-cell office:value-type="float" office:value="0.0362113040024507" calcext:value-type="float">
            <text:p>0,036211304</text:p>
          </table:table-cell>
          <table:table-cell office:value-type="float" office:value="0.0350635427717281" calcext:value-type="float">
            <text:p>0,0350635428</text:p>
          </table:table-cell>
          <table:table-cell office:value-type="float" office:value="0.0354169371574379" calcext:value-type="float">
            <text:p>0,0354169372</text:p>
          </table:table-cell>
          <table:table-cell office:value-type="float" office:value="0.0343075721557806" calcext:value-type="float">
            <text:p>0,0343075722</text:p>
          </table:table-cell>
          <table:table-cell office:value-type="float" office:value="0.0343701153551257" calcext:value-type="float">
            <text:p>0,0343701154</text:p>
          </table:table-cell>
          <table:table-cell office:value-type="float" office:value="0.0327735152755281" calcext:value-type="float">
            <text:p>0,0327735153</text:p>
          </table:table-cell>
          <table:table-cell office:value-type="float" office:value="0.0325531494770768" calcext:value-type="float">
            <text:p>0,0325531495</text:p>
          </table:table-cell>
          <table:table-cell office:value-type="float" office:value="0.0322684822450126" calcext:value-type="float">
            <text:p>0,0322684822</text:p>
          </table:table-cell>
          <table:table-cell office:value-type="float" office:value="0.0326143624431271" calcext:value-type="float">
            <text:p>0,0326143624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table:number-columns-repeated="2" office:value-type="float" office:value="0.9669" calcext:value-type="float">
            <text:p>0,9669</text:p>
          </table:table-cell>
          <table:table-cell office:value-type="float" office:value="0.9671" calcext:value-type="float">
            <text:p>0,9671</text:p>
          </table:table-cell>
          <table:table-cell table:number-columns-repeated="2" office:value-type="float" office:value="0.9673" calcext:value-type="float">
            <text:p>0,9673</text:p>
          </table:table-cell>
          <table:table-cell office:value-type="float" office:value="0.9675" calcext:value-type="float">
            <text:p>0,9675</text:p>
          </table:table-cell>
          <table:table-cell office:value-type="float" office:value="0.9676" calcext:value-type="float">
            <text:p>0,9676</text:p>
          </table:table-cell>
          <table:table-cell table:number-columns-repeated="2" office:value-type="float" office:value="0.9677" calcext:value-type="float">
            <text:p>0,9677</text:p>
          </table:table-cell>
          <table:table-cell office:value-type="float" office:value="0.9679" calcext:value-type="float">
            <text:p>0,9679</text:p>
          </table:table-cell>
          <table:table-cell office:value-type="float" office:value="0.968" calcext:value-type="float">
            <text:p>0,968</text:p>
          </table:table-cell>
          <table:table-cell table:number-columns-repeated="2" office:value-type="float" office:value="0.9681" calcext:value-type="float">
            <text:p>0,9681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table:number-columns-repeated="2" office:value-type="float" office:value="0.0173900586949596" calcext:value-type="float">
            <text:p>0,0173900587</text:p>
          </table:table-cell>
          <table:table-cell office:value-type="float" office:value="0.0173668091659367" calcext:value-type="float">
            <text:p>0,0173668092</text:p>
          </table:table-cell>
          <table:table-cell table:number-columns-repeated="2" office:value-type="float" office:value="0.0173411986816705" calcext:value-type="float">
            <text:p>0,0173411987</text:p>
          </table:table-cell>
          <table:table-cell office:value-type="float" office:value="0.017254775360093" calcext:value-type="float">
            <text:p>0,0172547754</text:p>
          </table:table-cell>
          <table:table-cell office:value-type="float" office:value="0.0172398411017075" calcext:value-type="float">
            <text:p>0,0172398411</text:p>
          </table:table-cell>
          <table:table-cell table:number-columns-repeated="2" office:value-type="float" office:value="0.0172243074658103" calcext:value-type="float">
            <text:p>0,0172243075</text:p>
          </table:table-cell>
          <table:table-cell office:value-type="float" office:value="0.0173085487140274" calcext:value-type="float">
            <text:p>0,0173085487</text:p>
          </table:table-cell>
          <table:table-cell office:value-type="float" office:value="0.0172913243850753" calcext:value-type="float">
            <text:p>0,0172913244</text:p>
          </table:table-cell>
          <table:table-cell table:number-columns-repeated="2" office:value-type="float" office:value="0.0172734981220868" calcext:value-type="float">
            <text:p>0,0172734981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90597147645776" calcext:value-type="float">
            <text:p>0,9905971476</text:p>
          </table:table-cell>
          <table:table-cell office:value-type="float" office:value="0.987491663255186" calcext:value-type="float">
            <text:p>0,9874916633</text:p>
          </table:table-cell>
          <table:table-cell office:value-type="float" office:value="0.985722619881774" calcext:value-type="float">
            <text:p>0,9857226199</text:p>
          </table:table-cell>
          <table:table-cell office:value-type="float" office:value="0.984791070129287" calcext:value-type="float">
            <text:p>0,9847910701</text:p>
          </table:table-cell>
          <table:table-cell office:value-type="float" office:value="0.983351407520037" calcext:value-type="float">
            <text:p>0,9833514075</text:p>
          </table:table-cell>
          <table:table-cell office:value-type="float" office:value="0.980048433410053" calcext:value-type="float">
            <text:p>0,9800484334</text:p>
          </table:table-cell>
          <table:table-cell office:value-type="float" office:value="0.978701365019922" calcext:value-type="float">
            <text:p>0,978701365</text:p>
          </table:table-cell>
          <table:table-cell office:value-type="float" office:value="0.977277037697918" calcext:value-type="float">
            <text:p>0,9772770377</text:p>
          </table:table-cell>
          <table:table-cell office:value-type="float" office:value="0.976348717527697" calcext:value-type="float">
            <text:p>0,9763487175</text:p>
          </table:table-cell>
          <table:table-cell office:value-type="float" office:value="0.97553230264107" calcext:value-type="float">
            <text:p>0,9755323026</text:p>
          </table:table-cell>
          <table:table-cell office:value-type="float" office:value="0.975123915776181" calcext:value-type="float">
            <text:p>0,9751239158</text:p>
          </table:table-cell>
          <table:table-cell office:value-type="float" office:value="0.974509590216052" calcext:value-type="float">
            <text:p>0,9745095902</text:p>
          </table:table-cell>
          <table:table-cell office:value-type="float" office:value="0.974306317028772" calcext:value-type="float">
            <text:p>0,974306317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107501017448908" calcext:value-type="float">
            <text:p>0,0107501017</text:p>
          </table:table-cell>
          <table:table-cell office:value-type="float" office:value="0.0127886191645108" calcext:value-type="float">
            <text:p>0,0127886192</text:p>
          </table:table-cell>
          <table:table-cell office:value-type="float" office:value="0.0126829118660666" calcext:value-type="float">
            <text:p>0,0126829119</text:p>
          </table:table-cell>
          <table:table-cell office:value-type="float" office:value="0.013738711164798" calcext:value-type="float">
            <text:p>0,0137387112</text:p>
          </table:table-cell>
          <table:table-cell office:value-type="float" office:value="0.0139801408481824" calcext:value-type="float">
            <text:p>0,0139801408</text:p>
          </table:table-cell>
          <table:table-cell office:value-type="float" office:value="0.0146148332035125" calcext:value-type="float">
            <text:p>0,0146148332</text:p>
          </table:table-cell>
          <table:table-cell office:value-type="float" office:value="0.0151067145609108" calcext:value-type="float">
            <text:p>0,0151067146</text:p>
          </table:table-cell>
          <table:table-cell office:value-type="float" office:value="0.0146409290752063" calcext:value-type="float">
            <text:p>0,0146409291</text:p>
          </table:table-cell>
          <table:table-cell office:value-type="float" office:value="0.0148708216653679" calcext:value-type="float">
            <text:p>0,0148708217</text:p>
          </table:table-cell>
          <table:table-cell office:value-type="float" office:value="0.0162660685658439" calcext:value-type="float">
            <text:p>0,0162660686</text:p>
          </table:table-cell>
          <table:table-cell office:value-type="float" office:value="0.0158758422967124" calcext:value-type="float">
            <text:p>0,0158758423</text:p>
          </table:table-cell>
          <table:table-cell office:value-type="float" office:value="0.0154883148283609" calcext:value-type="float">
            <text:p>0,0154883148</text:p>
          </table:table-cell>
          <table:table-cell office:value-type="float" office:value="0.0158134757329155" calcext:value-type="float">
            <text:p>0,0158134757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13" office:value-type="float" office:value="0.9622" calcext:value-type="float">
            <text:p>0,9622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13" office:value-type="float" office:value="0.0175568341178706" calcext:value-type="float">
            <text:p>0,0175568341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0299124807429427" calcext:value-type="float">
            <text:p>0,0299124807</text:p>
          </table:table-cell>
          <table:table-cell office:value-type="float" office:value="0.0312743134766054" calcext:value-type="float">
            <text:p>0,0312743135</text:p>
          </table:table-cell>
          <table:table-cell office:value-type="float" office:value="0.0323082658427965" calcext:value-type="float">
            <text:p>0,0323082658</text:p>
          </table:table-cell>
          <table:table-cell office:value-type="float" office:value="0.032925951418001" calcext:value-type="float">
            <text:p>0,0329259514</text:p>
          </table:table-cell>
          <table:table-cell office:value-type="float" office:value="0.0332353606827839" calcext:value-type="float">
            <text:p>0,0332353607</text:p>
          </table:table-cell>
          <table:table-cell office:value-type="float" office:value="0.0348052663949371" calcext:value-type="float">
            <text:p>0,0348052664</text:p>
          </table:table-cell>
          <table:table-cell office:value-type="float" office:value="0.0361484541558182" calcext:value-type="float">
            <text:p>0,0361484542</text:p>
          </table:table-cell>
          <table:table-cell office:value-type="float" office:value="0.0380967259308406" calcext:value-type="float">
            <text:p>0,0380967259</text:p>
          </table:table-cell>
          <table:table-cell office:value-type="float" office:value="0.0398627718329098" calcext:value-type="float">
            <text:p>0,0398627718</text:p>
          </table:table-cell>
          <table:table-cell office:value-type="float" office:value="0.0420367229564069" calcext:value-type="float">
            <text:p>0,042036723</text:p>
          </table:table-cell>
          <table:table-cell office:value-type="float" office:value="0.0438017025692031" calcext:value-type="float">
            <text:p>0,0438017026</text:p>
          </table:table-cell>
          <table:table-cell office:value-type="float" office:value="0.0451587217561093" calcext:value-type="float">
            <text:p>0,0451587218</text:p>
          </table:table-cell>
          <table:table-cell office:value-type="float" office:value="0.0439053857705717" calcext:value-type="float">
            <text:p>0,0439053858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203581684141982" calcext:value-type="float">
            <text:p>0,0203581684</text:p>
          </table:table-cell>
          <table:table-cell office:value-type="float" office:value="0.0195832453080984" calcext:value-type="float">
            <text:p>0,0195832453</text:p>
          </table:table-cell>
          <table:table-cell office:value-type="float" office:value="0.0194380138344309" calcext:value-type="float">
            <text:p>0,0194380138</text:p>
          </table:table-cell>
          <table:table-cell office:value-type="float" office:value="0.0193195404013699" calcext:value-type="float">
            <text:p>0,0193195404</text:p>
          </table:table-cell>
          <table:table-cell office:value-type="float" office:value="0.0193904478090155" calcext:value-type="float">
            <text:p>0,0193904478</text:p>
          </table:table-cell>
          <table:table-cell office:value-type="float" office:value="0.0189138234404554" calcext:value-type="float">
            <text:p>0,0189138234</text:p>
          </table:table-cell>
          <table:table-cell office:value-type="float" office:value="0.0191550499243447" calcext:value-type="float">
            <text:p>0,0191550499</text:p>
          </table:table-cell>
          <table:table-cell office:value-type="float" office:value="0.0190460922796626" calcext:value-type="float">
            <text:p>0,0190460923</text:p>
          </table:table-cell>
          <table:table-cell office:value-type="float" office:value="0.0187379240274871" calcext:value-type="float">
            <text:p>0,018737924</text:p>
          </table:table-cell>
          <table:table-cell office:value-type="float" office:value="0.0204160028945397" calcext:value-type="float">
            <text:p>0,0204160029</text:p>
          </table:table-cell>
          <table:table-cell office:value-type="float" office:value="0.0189121356206817" calcext:value-type="float">
            <text:p>0,0189121356</text:p>
          </table:table-cell>
          <table:table-cell office:value-type="float" office:value="0.0182944573090554" calcext:value-type="float">
            <text:p>0,0182944573</text:p>
          </table:table-cell>
          <table:table-cell office:value-type="float" office:value="0.0186144723641556" calcext:value-type="float">
            <text:p>0,0186144724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530174831569051" calcext:value-type="float">
            <text:p>0,5301748316</text:p>
          </table:table-cell>
          <table:table-cell office:value-type="float" office:value="0.535021903612762" calcext:value-type="float">
            <text:p>0,5350219036</text:p>
          </table:table-cell>
          <table:table-cell office:value-type="float" office:value="0.539340222308054" calcext:value-type="float">
            <text:p>0,5393402223</text:p>
          </table:table-cell>
          <table:table-cell office:value-type="float" office:value="0.542073471133148" calcext:value-type="float">
            <text:p>0,5420734711</text:p>
          </table:table-cell>
          <table:table-cell office:value-type="float" office:value="0.54549077834507" calcext:value-type="float">
            <text:p>0,5454907783</text:p>
          </table:table-cell>
          <table:table-cell office:value-type="float" office:value="0.547656933607728" calcext:value-type="float">
            <text:p>0,5476569336</text:p>
          </table:table-cell>
          <table:table-cell office:value-type="float" office:value="0.550351126556669" calcext:value-type="float">
            <text:p>0,5503511266</text:p>
          </table:table-cell>
          <table:table-cell office:value-type="float" office:value="0.552622910038963" calcext:value-type="float">
            <text:p>0,55262291</text:p>
          </table:table-cell>
          <table:table-cell office:value-type="float" office:value="0.554676928407745" calcext:value-type="float">
            <text:p>0,5546769284</text:p>
          </table:table-cell>
          <table:table-cell office:value-type="float" office:value="0.556488677284382" calcext:value-type="float">
            <text:p>0,5564886773</text:p>
          </table:table-cell>
          <table:table-cell office:value-type="float" office:value="0.558267412970667" calcext:value-type="float">
            <text:p>0,558267413</text:p>
          </table:table-cell>
          <table:table-cell office:value-type="float" office:value="0.559814953192276" calcext:value-type="float">
            <text:p>0,5598149532</text:p>
          </table:table-cell>
          <table:table-cell office:value-type="float" office:value="0.560945577859482" calcext:value-type="float">
            <text:p>0,5609455779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131047629194552" calcext:value-type="float">
            <text:p>0,0131047629</text:p>
          </table:table-cell>
          <table:table-cell office:value-type="float" office:value="0.0122636005668758" calcext:value-type="float">
            <text:p>0,0122636006</text:p>
          </table:table-cell>
          <table:table-cell office:value-type="float" office:value="0.0130237063817376" calcext:value-type="float">
            <text:p>0,0130237064</text:p>
          </table:table-cell>
          <table:table-cell office:value-type="float" office:value="0.0133818623321532" calcext:value-type="float">
            <text:p>0,0133818623</text:p>
          </table:table-cell>
          <table:table-cell office:value-type="float" office:value="0.014618795393545" calcext:value-type="float">
            <text:p>0,0146187954</text:p>
          </table:table-cell>
          <table:table-cell office:value-type="float" office:value="0.0143835745112424" calcext:value-type="float">
            <text:p>0,0143835745</text:p>
          </table:table-cell>
          <table:table-cell office:value-type="float" office:value="0.0142822032608327" calcext:value-type="float">
            <text:p>0,0142822033</text:p>
          </table:table-cell>
          <table:table-cell office:value-type="float" office:value="0.0140311421625257" calcext:value-type="float">
            <text:p>0,0140311422</text:p>
          </table:table-cell>
          <table:table-cell office:value-type="float" office:value="0.0138367551340382" calcext:value-type="float">
            <text:p>0,0138367551</text:p>
          </table:table-cell>
          <table:table-cell office:value-type="float" office:value="0.0131709586388314" calcext:value-type="float">
            <text:p>0,0131709586</text:p>
          </table:table-cell>
          <table:table-cell office:value-type="float" office:value="0.0129680648429511" calcext:value-type="float">
            <text:p>0,0129680648</text:p>
          </table:table-cell>
          <table:table-cell office:value-type="float" office:value="0.0124246024479434" calcext:value-type="float">
            <text:p>0,0124246024</text:p>
          </table:table-cell>
          <table:table-cell office:value-type="float" office:value="0.0130039280473962" calcext:value-type="float">
            <text:p>0,013003928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7.64646854" calcext:value-type="float">
            <text:p>27,64646854</text:p>
          </table:table-cell>
          <table:table-cell office:value-type="float" office:value="27.88297734" calcext:value-type="float">
            <text:p>27,88297734</text:p>
          </table:table-cell>
          <table:table-cell office:value-type="float" office:value="27.99558569" calcext:value-type="float">
            <text:p>27,99558569</text:p>
          </table:table-cell>
          <table:table-cell office:value-type="float" office:value="28.12821786" calcext:value-type="float">
            <text:p>28,12821786</text:p>
          </table:table-cell>
          <table:table-cell office:value-type="float" office:value="28.17592763" calcext:value-type="float">
            <text:p>28,17592763</text:p>
          </table:table-cell>
          <table:table-cell office:value-type="float" office:value="27.92926354" calcext:value-type="float">
            <text:p>27,92926354</text:p>
          </table:table-cell>
          <table:table-cell office:value-type="float" office:value="27.88393554" calcext:value-type="float">
            <text:p>27,88393554</text:p>
          </table:table-cell>
          <table:table-cell office:value-type="float" office:value="28.11811178" calcext:value-type="float">
            <text:p>28,11811178</text:p>
          </table:table-cell>
          <table:table-cell office:value-type="float" office:value="28.31217721" calcext:value-type="float">
            <text:p>28,31217721</text:p>
          </table:table-cell>
          <table:table-cell office:value-type="float" office:value="28.32736414" calcext:value-type="float">
            <text:p>28,32736414</text:p>
          </table:table-cell>
          <table:table-cell office:value-type="float" office:value="28.8118125" calcext:value-type="float">
            <text:p>28,8118125</text:p>
          </table:table-cell>
          <table:table-cell office:value-type="float" office:value="29.05809642" calcext:value-type="float">
            <text:p>29,05809642</text:p>
          </table:table-cell>
          <table:table-cell office:value-type="float" office:value="29.14044978" calcext:value-type="float">
            <text:p>29,14044978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79840758118343" calcext:value-type="float">
            <text:p>1,7984075812</text:p>
          </table:table-cell>
          <table:table-cell office:value-type="float" office:value="1.56347825873038" calcext:value-type="float">
            <text:p>1,5634782587</text:p>
          </table:table-cell>
          <table:table-cell office:value-type="float" office:value="1.46225427756813" calcext:value-type="float">
            <text:p>1,4622542776</text:p>
          </table:table-cell>
          <table:table-cell office:value-type="float" office:value="1.7344203578247" calcext:value-type="float">
            <text:p>1,7344203578</text:p>
          </table:table-cell>
          <table:table-cell office:value-type="float" office:value="1.73175803385421" calcext:value-type="float">
            <text:p>1,7317580339</text:p>
          </table:table-cell>
          <table:table-cell office:value-type="float" office:value="1.95142161030125" calcext:value-type="float">
            <text:p>1,9514216103</text:p>
          </table:table-cell>
          <table:table-cell office:value-type="float" office:value="1.90574265092227" calcext:value-type="float">
            <text:p>1,9057426509</text:p>
          </table:table-cell>
          <table:table-cell office:value-type="float" office:value="1.82046660711366" calcext:value-type="float">
            <text:p>1,8204666071</text:p>
          </table:table-cell>
          <table:table-cell office:value-type="float" office:value="2.24413408630512" calcext:value-type="float">
            <text:p>2,2441340863</text:p>
          </table:table-cell>
          <table:table-cell office:value-type="float" office:value="1.8437203236904" calcext:value-type="float">
            <text:p>1,8437203237</text:p>
          </table:table-cell>
          <table:table-cell office:value-type="float" office:value="2.08071733651425" calcext:value-type="float">
            <text:p>2,0807173365</text:p>
          </table:table-cell>
          <table:table-cell office:value-type="float" office:value="2.02933383915779" calcext:value-type="float">
            <text:p>2,0293338392</text:p>
          </table:table-cell>
          <table:table-cell office:value-type="float" office:value="2.15546906549169" calcext:value-type="float">
            <text:p>2,1554690655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2:14:29.372321608</dc:date>
    <meta:generator>LibreOffice/4.2.8.2$Linux_X86_64 LibreOffice_project/420m0$Build-2</meta:generator>
    <meta:editing-duration>PT4M9S</meta:editing-duration>
    <meta:editing-cycles>2</meta:editing-cycles>
    <meta:document-statistic meta:table-count="1" meta:cell-count="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3cm" svg:height="12.909cm" xlink:href=".." xlink:type="simple" chart:class="chart:line" chart:style-name="ch1">
        <chart:title svg:x="4.907cm" svg:y="0.394cm" chart:style-name="ch2">
          <text:p>Abdeckung des Trainingsdatensatz (709) auf live Daten</text:p>
        </chart:title>
        <chart:subtitle svg:x="2.513cm" svg:y="1.457cm" chart:style-name="ch3">
          <text:p>additiv steigender Trainingsdaten, kein POS, fester Trainingssatz: 300 Stück (100 je Klasse)</text:p>
        </chart:subtitle>
        <chart:legend chart:legend-position="end" svg:x="16.126cm" svg:y="5.657cm" style:legend-expansion="high" chart:style-name="ch4"/>
        <chart:plot-area chart:style-name="ch5" table:cell-range-address="Tabelle1.B29:Tabelle1.N29 Tabelle1.A36:Tabelle1.A37 Tabelle1.B1:Tabelle1.N1 Tabelle1.A38:Tabelle1.A38 Tabelle1.B5:Tabelle1.N5 Tabelle1.B3:Tabelle1.N3" chart:data-source-has-labels="both" svg:x="1.428cm" svg:y="2.424cm" svg:width="14.281cm" svg:height="9.246cm">
          <chartooo:coordinate-region svg:x="2.526cm" svg:y="2.624cm" svg:width="12.903cm" svg:height="8.399cm"/>
          <chart:axis chart:dimension="x" chart:name="primary-x" chart:style-name="ch6" chartooo:axis-type="auto">
            <chartooo:date-scale/>
            <chart:title svg:x="6.632cm" svg:y="11.928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8.282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1:Tabelle1.N1" chart:label-cell-address="Tabelle1.A36:Tabelle1.A36" chart:class="chart:line">
            <chart:data-point chart:repeated="13"/>
          </chart:series>
          <chart:series chart:style-name="ch11" chart:values-cell-range-address="Tabelle1.B5:Tabelle1.N5" chart:label-cell-address="Tabelle1.A38:Tabelle1.A38" chart:class="chart:line">
            <chart:data-point chart:repeated="13"/>
          </chart:series>
          <chart:series chart:style-name="ch12" chart:values-cell-range-address="Tabelle1.B3:Tabelle1.N3" chart:label-cell-address="Tabelle1.A37:Tabelle1.A37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960533333333333">
                <text:p>0.960533333333333</text:p>
                <draw:g>
                  <svg:desc>Tabelle1.B1:Tabelle1.N1</svg:desc>
                </draw:g>
              </table:table-cell>
              <table:table-cell office:value-type="float" office:value="0.960633333333333">
                <text:p>0.960633333333333</text:p>
              </table:table-cell>
              <table:table-cell office:value-type="float" office:value="0.960733333333333">
                <text:p>0.960733333333333</text:p>
              </table:table-cell>
              <table:table-cell office:value-type="float" office:value="0.9608">
                <text:p>0.9608</text:p>
              </table:table-cell>
              <table:table-cell office:value-type="float" office:value="0.960866666666666">
                <text:p>0.960866666666666</text:p>
              </table:table-cell>
              <table:table-cell office:value-type="float" office:value="0.961033333333333">
                <text:p>0.961033333333333</text:p>
              </table:table-cell>
              <table:table-cell office:value-type="float" office:value="0.961166666666667">
                <text:p>0.961166666666667</text:p>
              </table:table-cell>
              <table:table-cell office:value-type="float" office:value="0.961266666666667">
                <text:p>0.961266666666667</text:p>
              </table:table-cell>
              <table:table-cell office:value-type="float" office:value="0.961366666666667">
                <text:p>0.961366666666667</text:p>
              </table:table-cell>
              <table:table-cell office:value-type="float" office:value="0.961466666666667">
                <text:p>0.961466666666667</text:p>
              </table:table-cell>
              <table:table-cell office:value-type="float" office:value="0.9615">
                <text:p>0.9615</text:p>
              </table:table-cell>
              <table:table-cell office:value-type="float" office:value="0.961633333333333">
                <text:p>0.961633333333333</text:p>
              </table:table-cell>
              <table:table-cell office:value-type="float" office:value="0.961666666666667">
                <text:p>0.961666666666667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95735">
                <text:p>0.95735</text:p>
                <draw:g>
                  <svg:desc>Tabelle1.B5:Tabelle1.N5</svg:desc>
                </draw:g>
              </table:table-cell>
              <table:table-cell office:value-type="float" office:value="0.9575">
                <text:p>0.9575</text:p>
              </table:table-cell>
              <table:table-cell office:value-type="float" office:value="0.95755">
                <text:p>0.95755</text:p>
              </table:table-cell>
              <table:table-cell office:value-type="float" office:value="0.95755">
                <text:p>0.95755</text:p>
              </table:table-cell>
              <table:table-cell office:value-type="float" office:value="0.95765">
                <text:p>0.95765</text:p>
              </table:table-cell>
              <table:table-cell office:value-type="float" office:value="0.9578">
                <text:p>0.9578</text:p>
              </table:table-cell>
              <table:table-cell office:value-type="float" office:value="0.95795">
                <text:p>0.95795</text:p>
              </table:table-cell>
              <table:table-cell office:value-type="float" office:value="0.95805">
                <text:p>0.95805</text:p>
              </table:table-cell>
              <table:table-cell office:value-type="float" office:value="0.9582">
                <text:p>0.9582</text:p>
              </table:table-cell>
              <table:table-cell office:value-type="float" office:value="0.95825">
                <text:p>0.95825</text:p>
              </table:table-cell>
              <table:table-cell office:value-type="float" office:value="0.95825">
                <text:p>0.95825</text:p>
              </table:table-cell>
              <table:table-cell office:value-type="float" office:value="0.9584">
                <text:p>0.9584</text:p>
              </table:table-cell>
              <table:table-cell office:value-type="float" office:value="0.95845">
                <text:p>0.95845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960533333333333">
                <text:p>0.960533333333333</text:p>
                <draw:g>
                  <svg:desc>Tabelle1.B3:Tabelle1.N3</svg:desc>
                </draw:g>
              </table:table-cell>
              <table:table-cell office:value-type="float" office:value="0.960633333333333">
                <text:p>0.960633333333333</text:p>
              </table:table-cell>
              <table:table-cell office:value-type="float" office:value="0.960733333333333">
                <text:p>0.960733333333333</text:p>
              </table:table-cell>
              <table:table-cell office:value-type="float" office:value="0.9608">
                <text:p>0.9608</text:p>
              </table:table-cell>
              <table:table-cell office:value-type="float" office:value="0.960866666666666">
                <text:p>0.960866666666666</text:p>
              </table:table-cell>
              <table:table-cell office:value-type="float" office:value="0.961033333333333">
                <text:p>0.961033333333333</text:p>
              </table:table-cell>
              <table:table-cell office:value-type="float" office:value="0.961166666666667">
                <text:p>0.961166666666667</text:p>
              </table:table-cell>
              <table:table-cell office:value-type="float" office:value="0.961266666666667">
                <text:p>0.961266666666667</text:p>
              </table:table-cell>
              <table:table-cell office:value-type="float" office:value="0.961366666666667">
                <text:p>0.961366666666667</text:p>
              </table:table-cell>
              <table:table-cell office:value-type="float" office:value="0.961466666666666">
                <text:p>0.961466666666666</text:p>
              </table:table-cell>
              <table:table-cell office:value-type="float" office:value="0.9615">
                <text:p>0.9615</text:p>
              </table:table-cell>
              <table:table-cell office:value-type="float" office:value="0.961633333333333">
                <text:p>0.961633333333333</text:p>
              </table:table-cell>
              <table:table-cell office:value-type="float" office:value="0.961666666666667">
                <text:p>0.96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N8" chart:error-lower-range="Tabelle1.B8:Tabelle1.N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N8" chart:error-lower-range="Tabelle1.B8:Tabelle1.N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2:Tabelle1.N12" chart:error-lower-range="Tabelle1.B12:Tabelle1.N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2:Tabelle1.N12" chart:error-lower-range="Tabelle1.B12:Tabelle1.N12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27cm" svg:height="12.777cm" xlink:href=".." xlink:type="simple" chart:class="chart:line" chart:style-name="ch1">
        <chart:title svg:x="4.332cm" svg:y="0.391cm" chart:style-name="ch2">
          <text:p>Genauigkeit des Trainingsdatensatzes (709) auf Live-Daten</text:p>
        </chart:title>
        <chart:subtitle svg:x="2.454cm" svg:y="1.451cm" chart:style-name="ch3">
          <text:p>additiv steigender Traininsdatensatz, kein POS, feste Testdaten: 300 Stück (100 je Klasse)</text:p>
        </chart:subtitle>
        <chart:legend chart:legend-position="end" svg:x="15.77cm" svg:y="5.84cm" style:legend-expansion="high" chart:style-name="ch4"/>
        <chart:plot-area chart:style-name="ch5" table:cell-range-address="Tabelle1.B29:Tabelle1.N29 Tabelle1.A36:Tabelle1.A36 Tabelle1.B7:Tabelle1.N7 Tabelle1.A38:Tabelle1.A38 Tabelle1.B11:Tabelle1.N11" chart:data-source-has-labels="both" svg:x="1.421cm" svg:y="2.415cm" svg:width="13.939cm" svg:height="9.126cm">
          <chartooo:coordinate-region svg:x="2.333cm" svg:y="2.614cm" svg:width="12.747cm" svg:height="8.28cm"/>
          <chart:axis chart:dimension="x" chart:name="primary-x" chart:style-name="ch6" chartooo:axis-type="auto">
            <chartooo:date-scale/>
            <chart:title svg:x="6.454cm" svg:y="11.796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8.266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N7" chart:label-cell-address="Tabelle1.A36:Tabelle1.A36" chart:class="chart:line">
            <chart:error-indicator chart:style-name="ch11" chart:dimension="y"/>
            <chart:data-point chart:repeated="13"/>
          </chart:series>
          <chart:series chart:style-name="ch12" chart:values-cell-range-address="Tabelle1.B11:Tabelle1.N11" chart:label-cell-address="Tabelle1.A38:Tabelle1.A38" chart:class="chart:line"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366268685532799">
                <text:p>0.366268685532799</text:p>
                <draw:g>
                  <svg:desc>Tabelle1.B7:Tabelle1.N7</svg:desc>
                </draw:g>
              </table:table-cell>
              <table:table-cell office:value-type="float" office:value="0.370879112447093">
                <text:p>0.370879112447093</text:p>
              </table:table-cell>
              <table:table-cell office:value-type="float" office:value="0.375039235216864">
                <text:p>0.375039235216864</text:p>
              </table:table-cell>
              <table:table-cell office:value-type="float" office:value="0.377675682531999">
                <text:p>0.377675682531999</text:p>
              </table:table-cell>
              <table:table-cell office:value-type="float" office:value="0.381011671712906">
                <text:p>0.381011671712906</text:p>
              </table:table-cell>
              <table:table-cell office:value-type="float" office:value="0.383096298216054">
                <text:p>0.383096298216054</text:p>
              </table:table-cell>
              <table:table-cell office:value-type="float" office:value="0.385711846546467">
                <text:p>0.385711846546467</text:p>
              </table:table-cell>
              <table:table-cell office:value-type="float" office:value="0.387920630645622">
                <text:p>0.387920630645622</text:p>
              </table:table-cell>
              <table:table-cell office:value-type="float" office:value="0.389932365591638">
                <text:p>0.389932365591638</text:p>
              </table:table-cell>
              <table:table-cell office:value-type="float" office:value="0.391696174727519">
                <text:p>0.391696174727519</text:p>
              </table:table-cell>
              <table:table-cell office:value-type="float" office:value="0.393450944454831">
                <text:p>0.393450944454831</text:p>
              </table:table-cell>
              <table:table-cell office:value-type="float" office:value="0.394959123278869">
                <text:p>0.394959123278869</text:p>
              </table:table-cell>
              <table:table-cell office:value-type="float" office:value="0.396094376965371">
                <text:p>0.396094376965371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125877065818182">
                <text:p>0.0125877065818182</text:p>
                <draw:g>
                  <svg:desc>Tabelle1.B8:Tabelle1.N8</svg:desc>
                </draw:g>
              </table:table-cell>
              <table:table-cell office:value-type="float" office:value="0.0118776712998069">
                <text:p>0.0118776712998069</text:p>
              </table:table-cell>
              <table:table-cell office:value-type="float" office:value="0.0126927861564142">
                <text:p>0.0126927861564142</text:p>
              </table:table-cell>
              <table:table-cell office:value-type="float" office:value="0.0129766905921997">
                <text:p>0.0129766905921997</text:p>
              </table:table-cell>
              <table:table-cell office:value-type="float" office:value="0.0142303907423089">
                <text:p>0.0142303907423089</text:p>
              </table:table-cell>
              <table:table-cell office:value-type="float" office:value="0.0140361864627299">
                <text:p>0.0140361864627299</text:p>
              </table:table-cell>
              <table:table-cell office:value-type="float" office:value="0.0139541079776981">
                <text:p>0.0139541079776981</text:p>
              </table:table-cell>
              <table:table-cell office:value-type="float" office:value="0.0136797911698829">
                <text:p>0.0136797911698829</text:p>
              </table:table-cell>
              <table:table-cell office:value-type="float" office:value="0.0136253966099794">
                <text:p>0.0136253966099794</text:p>
              </table:table-cell>
              <table:table-cell office:value-type="float" office:value="0.0129934680456034">
                <text:p>0.0129934680456034</text:p>
              </table:table-cell>
              <table:table-cell office:value-type="float" office:value="0.0128141317845663">
                <text:p>0.0128141317845663</text:p>
              </table:table-cell>
              <table:table-cell office:value-type="float" office:value="0.0123347164596048">
                <text:p>0.0123347164596048</text:p>
              </table:table-cell>
              <table:table-cell office:value-type="float" office:value="0.0129937650211823">
                <text:p>0.0129937650211823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125877065818182">
                <text:p>0.0125877065818182</text:p>
                <draw:g>
                  <svg:desc>Tabelle1.B8:Tabelle1.N8</svg:desc>
                </draw:g>
              </table:table-cell>
              <table:table-cell office:value-type="float" office:value="0.0118776712998069">
                <text:p>0.0118776712998069</text:p>
              </table:table-cell>
              <table:table-cell office:value-type="float" office:value="0.0126927861564142">
                <text:p>0.0126927861564142</text:p>
              </table:table-cell>
              <table:table-cell office:value-type="float" office:value="0.0129766905921997">
                <text:p>0.0129766905921997</text:p>
              </table:table-cell>
              <table:table-cell office:value-type="float" office:value="0.0142303907423089">
                <text:p>0.0142303907423089</text:p>
              </table:table-cell>
              <table:table-cell office:value-type="float" office:value="0.0140361864627299">
                <text:p>0.0140361864627299</text:p>
              </table:table-cell>
              <table:table-cell office:value-type="float" office:value="0.0139541079776981">
                <text:p>0.0139541079776981</text:p>
              </table:table-cell>
              <table:table-cell office:value-type="float" office:value="0.0136797911698829">
                <text:p>0.0136797911698829</text:p>
              </table:table-cell>
              <table:table-cell office:value-type="float" office:value="0.0136253966099794">
                <text:p>0.0136253966099794</text:p>
              </table:table-cell>
              <table:table-cell office:value-type="float" office:value="0.0129934680456034">
                <text:p>0.0129934680456034</text:p>
              </table:table-cell>
              <table:table-cell office:value-type="float" office:value="0.0128141317845663">
                <text:p>0.0128141317845663</text:p>
              </table:table-cell>
              <table:table-cell office:value-type="float" office:value="0.0123347164596048">
                <text:p>0.0123347164596048</text:p>
              </table:table-cell>
              <table:table-cell office:value-type="float" office:value="0.0129937650211823">
                <text:p>0.0129937650211823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0511174229966828">
                <text:p>0.0511174229966828</text:p>
                <draw:g>
                  <svg:desc>Tabelle1.B11:Tabelle1.N11</svg:desc>
                </draw:g>
              </table:table-cell>
              <table:table-cell office:value-type="float" office:value="0.0597025292075087">
                <text:p>0.0597025292075087</text:p>
              </table:table-cell>
              <table:table-cell office:value-type="float" office:value="0.0668418803779608">
                <text:p>0.0668418803779608</text:p>
              </table:table-cell>
              <table:table-cell office:value-type="float" office:value="0.071225373006882">
                <text:p>0.071225373006882</text:p>
              </table:table-cell>
              <table:table-cell office:value-type="float" office:value="0.0770242581683527">
                <text:p>0.0770242581683527</text:p>
              </table:table-cell>
              <table:table-cell office:value-type="float" office:value="0.0818090382503699">
                <text:p>0.0818090382503699</text:p>
              </table:table-cell>
              <table:table-cell office:value-type="float" office:value="0.086430779945862">
                <text:p>0.086430779945862</text:p>
              </table:table-cell>
              <table:table-cell office:value-type="float" office:value="0.0904668692208394">
                <text:p>0.0904668692208394</text:p>
              </table:table-cell>
              <table:table-cell office:value-type="float" office:value="0.0940128435158397">
                <text:p>0.0940128435158397</text:p>
              </table:table-cell>
              <table:table-cell office:value-type="float" office:value="0.0970437064702738">
                <text:p>0.0970437064702738</text:p>
              </table:table-cell>
              <table:table-cell office:value-type="float" office:value="0.0998654353818345">
                <text:p>0.0998654353818345</text:p>
              </table:table-cell>
              <table:table-cell office:value-type="float" office:value="0.102459207267465">
                <text:p>0.102459207267465</text:p>
              </table:table-cell>
              <table:table-cell office:value-type="float" office:value="0.104289941959625">
                <text:p>0.104289941959625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179418609415062">
                <text:p>0.0179418609415062</text:p>
                <draw:g>
                  <svg:desc>Tabelle1.B12:Tabelle1.N12</svg:desc>
                </draw:g>
              </table:table-cell>
              <table:table-cell office:value-type="float" office:value="0.017131266623798">
                <text:p>0.017131266623798</text:p>
              </table:table-cell>
              <table:table-cell office:value-type="float" office:value="0.0176314970447664">
                <text:p>0.0176314970447664</text:p>
              </table:table-cell>
              <table:table-cell office:value-type="float" office:value="0.0182097121606267">
                <text:p>0.0182097121606267</text:p>
              </table:table-cell>
              <table:table-cell office:value-type="float" office:value="0.0194777345389633">
                <text:p>0.0194777345389633</text:p>
              </table:table-cell>
              <table:table-cell office:value-type="float" office:value="0.0185685100590071">
                <text:p>0.0185685100590071</text:p>
              </table:table-cell>
              <table:table-cell office:value-type="float" office:value="0.0184741516102781">
                <text:p>0.0184741516102781</text:p>
              </table:table-cell>
              <table:table-cell office:value-type="float" office:value="0.0179749247617008">
                <text:p>0.0179749247617008</text:p>
              </table:table-cell>
              <table:table-cell office:value-type="float" office:value="0.0178131149975398">
                <text:p>0.0178131149975398</text:p>
              </table:table-cell>
              <table:table-cell office:value-type="float" office:value="0.0171160998517804">
                <text:p>0.0171160998517804</text:p>
              </table:table-cell>
              <table:table-cell office:value-type="float" office:value="0.0164724786803745">
                <text:p>0.0164724786803745</text:p>
              </table:table-cell>
              <table:table-cell office:value-type="float" office:value="0.0163935350893596">
                <text:p>0.0163935350893596</text:p>
              </table:table-cell>
              <table:table-cell office:value-type="float" office:value="0.017384487342051">
                <text:p>0.017384487342051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179418609415062">
                <text:p>0.0179418609415062</text:p>
                <draw:g>
                  <svg:desc>Tabelle1.B12:Tabelle1.N12</svg:desc>
                </draw:g>
              </table:table-cell>
              <table:table-cell office:value-type="float" office:value="0.017131266623798">
                <text:p>0.017131266623798</text:p>
              </table:table-cell>
              <table:table-cell office:value-type="float" office:value="0.0176314970447664">
                <text:p>0.0176314970447664</text:p>
              </table:table-cell>
              <table:table-cell office:value-type="float" office:value="0.0182097121606267">
                <text:p>0.0182097121606267</text:p>
              </table:table-cell>
              <table:table-cell office:value-type="float" office:value="0.0194777345389633">
                <text:p>0.0194777345389633</text:p>
              </table:table-cell>
              <table:table-cell office:value-type="float" office:value="0.0185685100590071">
                <text:p>0.0185685100590071</text:p>
              </table:table-cell>
              <table:table-cell office:value-type="float" office:value="0.0184741516102781">
                <text:p>0.0184741516102781</text:p>
              </table:table-cell>
              <table:table-cell office:value-type="float" office:value="0.0179749247617008">
                <text:p>0.0179749247617008</text:p>
              </table:table-cell>
              <table:table-cell office:value-type="float" office:value="0.0178131149975398">
                <text:p>0.0178131149975398</text:p>
              </table:table-cell>
              <table:table-cell office:value-type="float" office:value="0.0171160998517804">
                <text:p>0.0171160998517804</text:p>
              </table:table-cell>
              <table:table-cell office:value-type="float" office:value="0.0164724786803745">
                <text:p>0.0164724786803745</text:p>
              </table:table-cell>
              <table:table-cell office:value-type="float" office:value="0.0163935350893596">
                <text:p>0.0163935350893596</text:p>
              </table:table-cell>
              <table:table-cell office:value-type="float" office:value="0.017384487342051">
                <text:p>0.017384487342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